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b45e" officeooo:paragraph-rsid="0018b45e"/>
    </style:style>
    <style:style style:name="P2" style:family="paragraph" style:parent-style-name="Text_20_body">
      <style:text-properties officeooo:rsid="0018b45e" officeooo:paragraph-rsid="00191df3"/>
    </style:style>
    <style:style style:name="P3" style:family="paragraph" style:parent-style-name="Text_20_body">
      <style:text-properties officeooo:rsid="0018b45e" officeooo:paragraph-rsid="0020f2b2"/>
    </style:style>
    <style:style style:name="P4" style:family="paragraph" style:parent-style-name="Text_20_body">
      <style:text-properties officeooo:rsid="00191df3" officeooo:paragraph-rsid="00191df3"/>
    </style:style>
    <style:style style:name="P5" style:family="paragraph" style:parent-style-name="Text_20_body">
      <style:text-properties officeooo:rsid="00191df3" officeooo:paragraph-rsid="0020f2b2"/>
    </style:style>
    <style:style style:name="P6" style:family="paragraph" style:parent-style-name="Text_20_body">
      <style:text-properties officeooo:rsid="001abb75" officeooo:paragraph-rsid="001abb75"/>
    </style:style>
    <style:style style:name="P7" style:family="paragraph" style:parent-style-name="Text_20_body">
      <style:text-properties officeooo:rsid="001c80e5" officeooo:paragraph-rsid="001c80e5"/>
    </style:style>
    <style:style style:name="P8" style:family="paragraph" style:parent-style-name="Text_20_body">
      <style:text-properties officeooo:rsid="001d366f" officeooo:paragraph-rsid="001d366f"/>
    </style:style>
    <style:style style:name="P9" style:family="paragraph" style:parent-style-name="Text_20_body">
      <style:text-properties officeooo:rsid="001d366f" officeooo:paragraph-rsid="001e1edf"/>
    </style:style>
    <style:style style:name="P10" style:family="paragraph" style:parent-style-name="Text_20_body">
      <style:text-properties officeooo:rsid="001d366f" officeooo:paragraph-rsid="001e4b12"/>
    </style:style>
    <style:style style:name="P11" style:family="paragraph" style:parent-style-name="Text_20_body">
      <style:text-properties officeooo:rsid="001e1edf" officeooo:paragraph-rsid="001e1edf"/>
    </style:style>
    <style:style style:name="P12" style:family="paragraph" style:parent-style-name="Text_20_body">
      <style:text-properties officeooo:rsid="001e4b12" officeooo:paragraph-rsid="001e4b12"/>
    </style:style>
    <style:style style:name="P13" style:family="paragraph" style:parent-style-name="Text_20_body">
      <style:text-properties officeooo:rsid="001e4b12" officeooo:paragraph-rsid="0020f2b2"/>
    </style:style>
    <style:style style:name="P14" style:family="paragraph" style:parent-style-name="Text_20_body">
      <style:text-properties officeooo:rsid="001ffb1c" officeooo:paragraph-rsid="001ffb1c"/>
    </style:style>
    <style:style style:name="P15" style:family="paragraph" style:parent-style-name="Text_20_body">
      <style:text-properties officeooo:rsid="0020b272" officeooo:paragraph-rsid="0020b272"/>
    </style:style>
    <style:style style:name="P16" style:family="paragraph" style:parent-style-name="Text_20_body">
      <style:text-properties officeooo:rsid="0020f2b2" officeooo:paragraph-rsid="0020f2b2"/>
    </style:style>
    <style:style style:name="P17" style:family="paragraph" style:parent-style-name="Title">
      <style:text-properties officeooo:rsid="00186a63" officeooo:paragraph-rsid="00186a63"/>
    </style:style>
    <style:style style:name="P18" style:family="paragraph" style:parent-style-name="Heading_20_2">
      <style:text-properties officeooo:rsid="00191df3" officeooo:paragraph-rsid="00191df3"/>
    </style:style>
    <style:style style:name="P19" style:family="paragraph" style:parent-style-name="Heading_20_3">
      <style:text-properties officeooo:rsid="00191df3" officeooo:paragraph-rsid="00191df3"/>
    </style:style>
    <style:style style:name="P20" style:family="paragraph" style:parent-style-name="Footer">
      <style:text-properties officeooo:rsid="0022358a" officeooo:paragraph-rsid="0022358a"/>
    </style:style>
    <style:style style:name="P21" style:family="paragraph" style:parent-style-name="Header">
      <style:text-properties officeooo:rsid="0022358a" officeooo:paragraph-rsid="0022358a"/>
    </style:style>
    <style:style style:name="T1" style:family="text">
      <style:text-properties officeooo:rsid="0018b45e"/>
    </style:style>
    <style:style style:name="T2" style:family="text">
      <style:text-properties officeooo:rsid="00191df3"/>
    </style:style>
    <style:style style:name="T3" style:family="text">
      <style:text-properties officeooo:rsid="001abb75"/>
    </style:style>
    <style:style style:name="T4" style:family="text">
      <style:text-properties officeooo:rsid="001c80e5"/>
    </style:style>
    <style:style style:name="T5" style:family="text">
      <style:text-properties officeooo:rsid="001d366f"/>
    </style:style>
    <style:style style:name="T6" style:family="text">
      <style:text-properties officeooo:rsid="001e1edf"/>
    </style:style>
    <style:style style:name="T7" style:family="text">
      <style:text-properties officeooo:rsid="001e4b12"/>
    </style:style>
    <style:style style:name="T8" style:family="text">
      <style:text-properties officeooo:rsid="0020b272"/>
    </style:style>
    <style:style style:name="T9" style:family="text">
      <style:text-properties officeooo:rsid="0020f2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 Simple Air Conditioning System</text:p>
      <text:p text:style-name="P1">The HVAC systems is presumed to consist of three computational elements in addition to the mechanical and electrical elements. <text:s/>These three computational elements are: the HVAC controller proper, which controls the actuators and responds to the sensors; the human interaction system, which includes the buttons and display; and finally the <text:span text:style-name="T9">HVAC</text:span> control settings element, which manages the goal variables used by the other two elements. <text:s/>It is the control settings element which the focus of this project.</text:p>
      <text:h text:style-name="Heading_20_2" text:outline-level="2">Abbreviations</text:h>
      <text:p text:style-name="P2">HVAC-<text:span text:style-name="T2">CON</text:span> : the <text:span text:style-name="T2">HVAC controller element</text:span></text:p>
      <text:p text:style-name="P2">H<text:span text:style-name="T2">ID : </text:span><text:s/><text:span text:style-name="T2">the human input and display element</text:span></text:p>
      <text:p text:style-name="P4">HCS : the HVAC control settings element</text:p>
      <text:h text:style-name="P18" text:outline-level="2"><text:span text:style-name="T4">Assumptions</text:span>:</text:h>
      <text:p text:style-name="P4">Only one external event is processed at a time.</text:p>
      <text:p text:style-name="P4">Asynchronous processing is assumed. <text:s/>All <text:span text:style-name="T3">internal transitions which enable must have fired before any new external events will be processed.</text:span> </text:p>
      <text:h text:style-name="Heading_20_2" text:outline-level="2">Functional Specification: </text:h>
      <text:p text:style-name="P10">There is ambiguity in what is to be done with the FanUp <text:span text:style-name="T7">(</text:span>FanDown<text:span text:style-name="T7">)</text:span> events regarding the manual-mode and the fan-speed-current variable. <text:s/>When in a non-manual mode does the event only cause a change to manual-mode or does it also cause a fan-speed-current change? <text:s/><text:span text:style-name="T7">I have decided that the initial event should not increment (decrement) the fan-speed-current but restore the previous manually entered value. <text:s/>This would produce a reminder to the operator before updating the fan-speed-current. <text:s/>A pair of additional variable is introduced to store the manually entered temperature and fan speed, manual-temp and manual-fan.</text:span></text:p>
      <text:p text:style-name="P14">A further ambiguity is the factory initial value for <text:span text:style-name="T8">manually entered </text:span>goal-temp and fan-speed-current. <text:s/>I choose to use AUTO-F for the <text:span text:style-name="T9">default manual-fan</text:span> and <text:span text:style-name="T8">MAXT for the default manual-temp.</text:span></text:p>
      <text:p text:style-name="P11">The provided specifications are <text:span text:style-name="T7">revised and </text:span>restated equivalently as follows:</text:p>
      <text:h text:style-name="P19" text:outline-level="3"><text:soft-page-break/>Power</text:h>
      <text:p text:style-name="P4">The HID produces power-press events which toggles the HCS between <text:span text:style-name="T3">p</text:span>ower-on and <text:span text:style-name="T3">p</text:span>ower-off states</text:p>
      <text:p text:style-name="P6">While in the power-off states all events are ignored except the power-press event</text:p>
      <text:p text:style-name="P6">During power-off <text:span text:style-name="T9">all variables and their values are maintained; in particular </text:span>the goal-temp and fan-speed-current variables are maintained <text:span text:style-name="T9">for use by the HID and the HVAC-CON</text:span></text:p>
      <text:h text:style-name="Heading_20_3" text:outline-level="3">Input Mode</text:h>
      <text:p text:style-name="P6">There are three <text:span text:style-name="T5">mutually exclusive </text:span>input modes: manual, auto and turbo</text:p>
      <text:p text:style-name="P6">The auto-mode may only be entered by an auto-mode event from the HID</text:p>
      <text:p text:style-name="P6">The turbo-mode may only be entered by a turbo-mode event from the HID</text:p>
      <text:p text:style-name="P6">The manual-mode may be entered by either a FanUp or FanDown event from the HID</text:p>
      <text:p text:style-name="P7">The factory default is auto-mode</text:p>
      <text:p text:style-name="P16">The entering power-on results in returning to the most recently active mode.</text:p>
      <text:h text:style-name="Heading_20_3" text:outline-level="3">Temperature (goal-temp)</text:h>
      <text:p text:style-name="P16">The HID produces TempUp and TempDown events</text:p>
      <text:p text:style-name="P1">The <text:span text:style-name="T2">HCS </text:span>maintains a goal-temperature (goal-temp) which is used by the <text:span text:style-name="T2">HVAC-CON</text:span> and the <text:span text:style-name="T2">HID</text:span>.</text:p>
      <text:p text:style-name="P4">The goal-temp is an integer (as are all associated variables and constants)</text:p>
      <text:p text:style-name="P1">The goal-temp must be between MINT and MAXT (MINT &lt; goal-temp &lt; MAXT)</text:p>
      <text:p text:style-name="P1">MINT and MAXT are constants.</text:p>
      <text:p text:style-name="P16">In manual-mode: t<text:span text:style-name="T1">he TempUp event results in the </text:span>manual-temp<text:span text:style-name="T1"> incrementing by 1 degree C </text:span>and the goal-temp being set to it.</text:p>
      <text:p text:style-name="P3"><text:span text:style-name="T9">In either manual-mode or turbo-mode, t</text:span>he TempDown event results in the <text:span text:style-name="T9">manual</text:span>-temp decrementing by 1 degree C <text:span text:style-name="T9">and the goal-temp being set to it.</text:span></text:p>
      <text:p text:style-name="P9">The <text:span text:style-name="T6">turbo-mode event results in the goal-temp being set to MAXT</text:span></text:p>
      <text:p text:style-name="P12">Upon entering the manu<text:span text:style-name="T9">a</text:span>l-mode the goal-temp is restored to manu<text:span text:style-name="T9">a</text:span>l-temp</text:p>
      <text:h text:style-name="Heading_20_3" text:outline-level="3">Fan Speed (fan-speed-current)</text:h>
      <text:p text:style-name="P5">The HID produces FanUp and FanDown events.</text:p>
      <text:p text:style-name="P4">The HCS maintains an air flow speed via a fan in a current fan speed (fan-speed-current) variable <text:soft-page-break/>which is used by the HVAC-CON and the HID.</text:p>
      <text:p text:style-name="P4">The fan-speed-current is an integer (as are all associated variables and constants)</text:p>
      <text:p text:style-name="P4">The fan-speed-current must be between MINF and MAXF (MINF &lt; fan-speed-current &lt; MAXF)</text:p>
      <text:p text:style-name="P4">MINF and MAXF are constants.</text:p>
      <text:p text:style-name="P4">The FanUp event results in the fan-speed-current incrementing by 1 unit, <text:span text:style-name="T4">only if in manual-mode</text:span></text:p>
      <text:p text:style-name="P4">The FanDown event results in the fan-speed-current decrementing by 1 unit, <text:span text:style-name="T4">only if in manual-mode</text:span></text:p>
      <text:p text:style-name="P7">The <text:span text:style-name="T5">auto-mode event results in the fan-speed-current being set to AUTO-F </text:span></text:p>
      <text:p text:style-name="P8">AUTO-F is a constant between MINF and MAXF (MINF &lt;= AUTO-F &lt;= MAXF)</text:p>
      <text:p text:style-name="P8">The <text:span text:style-name="T6">turbo-mode event results in the fan-speed-current being set to MAXF</text:span></text:p>
      <text:p text:style-name="P13"><text:span text:style-name="T7">Upon entering the manual-mode the fan-speed-current is restored to manual-fan</text:span></text:p>
      <text:h text:style-name="Heading_20_3" text:outline-level="3">Design Approach</text:h>
      <text:p text:style-name="P12">There are many ways to approach the model for this system. <text:s/>It could be modeled as a flat FSM resulting in a model that is easier to argue correctness. <text:s/>I have chosen to build a model that reflects the <text:span text:style-name="T8">re-factored</text:span> specifications as outlined above, <text:span text:style-name="T8">this bias introduces an AND state over the fan, temperature and input.</text:span></text:p>
      <text:p text:style-name="P8">The model is robust if there <text:span text:style-name="T6">is no non-determinism, this can be done by incorporating priority, and similar techniques. <text:s/>In this project model robustness is achieved by making strong restrictions. <text:s/>First are the assumptions of single event super-steps, exhausting all internal events before receiving a new external event and no time dependency (i.e. no timeout or schedule functions). <text:s/>Next, prevent variable and event conflict by simple argument, primarily by avoidance.</text:span></text:p>
      <text:p text:style-name="P6"><text:span text:style-name="T4">In order to a</text:span>void <text:span text:style-name="T5">a </text:span>variable conflict, <text:span text:style-name="T5">it is sufficient that</text:span> it <text:span text:style-name="T5">is </text:span>not be possible to update a variable from more than one transition. <text:s/>This can be accomplished by only updating a variable on a single transition. <text:s/><text:span text:style-name="T5">It is also sufficient if the</text:span> variable may be updated on a set of exclusive transitions, <text:span text:style-name="T4">that is,</text:span> the transitions <text:span text:style-name="T4">emanate</text:span> from the same state. </text:p>
      <text:p text:style-name="P7"><text:span text:style-name="T5">In order to </text:span>void event conflict, an event should only trigger one transition. <text:s/>If an event triggers more than one transition there must be strong arguments that the two transitions can not be in conflict.</text:p>
      <text:p text:style-name="P15">The DisplayFan and DisplayTemp functions are imitated by a pair of Simulink Display objects. <text:s/>The buttons are each imitated by a manual switch and a pair of constants. <text:s/>This produces an edge event which is interpreted as indexed ev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09-20T15:31:29.974000000</dc:date>
    <meta:editing-duration>PT40M17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3" meta:paragraph-count="54" meta:word-count="929" meta:character-count="5793" meta:non-whitespace-character-count="4895"/>
  </office:meta>
</office:document-meta>
</file>